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Update.setLog( Strin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setCurrentTime( boolean 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setRename( boolean 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getPreser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getCurren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checkOptions( Commandline c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CUpdate.getLog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Update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CUpdate.getGraph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setPreserveTime( boolean 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setOverwrite( boolean 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setGraphical( boolean graph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get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pdate.get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